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Table2" style:family="table">
      <style:table-properties style:width="7.0417in" fo:margin-left="-0.0208in" fo:margin-top="0in" fo:margin-bottom="0in" table:align="left" style:writing-mode="page"/>
    </style:style>
    <style:style style:name="Table2.A" style:family="table-column">
      <style:table-column-properties style:column-width="2.8785in"/>
    </style:style>
    <style:style style:name="Table2.B" style:family="table-column">
      <style:table-column-properties style:column-width="1.816in"/>
    </style:style>
    <style:style style:name="Table2.C" style:family="table-column">
      <style:table-column-properties style:column-width="2.3472in"/>
    </style:style>
    <style:style style:name="Table2.1" style:family="table-row">
      <style:table-row-properties style:min-row-height="0.7493in" fo:keep-together="auto"/>
    </style:style>
    <style:style style:name="Table2.A1" style:family="table-cell">
      <style:table-cell-properties style:vertical-align="bottom" fo:padding-left="0.0208in" fo:padding-right="0.0208in" fo:padding-top="0in" fo:padding-bottom="0in" fo:border="none"/>
    </style:style>
    <style:style style:name="Table1" style:family="table">
      <style:table-properties style:width="6.6931in" table:align="left"/>
    </style:style>
    <style:style style:name="Table1.A" style:family="table-column">
      <style:table-column-properties style:column-width="1.0285in"/>
    </style:style>
    <style:style style:name="Table1.B" style:family="table-column">
      <style:table-column-properties style:column-width="4.2708in"/>
    </style:style>
    <style:style style:name="Table1.C" style:family="table-column">
      <style:table-column-properties style:column-width="1.3938in"/>
    </style:style>
    <style:style style:name="Table1.A1" style:family="table-cell">
      <style:table-cell-properties style:vertical-align="middle" fo:padding="0.0194in" fo:border="none"/>
    </style:style>
    <style:style style:name="Table1.C6" style:family="table-cell">
      <style:table-cell-properties fo:padding="0.0194in" fo:border="none"/>
    </style:style>
    <style:style style:name="P1" style:family="paragraph" style:parent-style-name="Title" style:master-page-name="First_20_Page">
      <style:paragraph-properties style:page-number="auto" fo:break-before="page"/>
      <style:text-properties officeooo:paragraph-rsid="000ba745"/>
    </style:style>
    <style:style style:name="P2" style:family="paragraph" style:parent-style-name="Text_20_body">
      <style:paragraph-properties fo:break-before="page"/>
      <style:text-properties officeooo:paragraph-rsid="000ba745"/>
    </style:style>
    <style:style style:name="P3" style:family="paragraph" style:parent-style-name="Contents_20_1">
      <style:paragraph-properties>
        <style:tab-stops>
          <style:tab-stop style:position="6.6925in" style:type="right" style:leader-style="dotted" style:leader-text="."/>
        </style:tab-stops>
      </style:paragraph-properties>
    </style:style>
    <style:style style:name="P4" style:family="paragraph" style:parent-style-name="Contents_20_2">
      <style:paragraph-properties>
        <style:tab-stops>
          <style:tab-stop style:position="6.4957in" style:type="right" style:leader-style="dotted" style:leader-text="."/>
        </style:tab-stops>
      </style:paragraph-properties>
    </style:style>
    <style:style style:name="P5" style:family="paragraph" style:parent-style-name="Heading_20_2">
      <style:text-properties officeooo:rsid="000b84e4"/>
    </style:style>
    <style:style style:name="P6" style:family="paragraph" style:parent-style-name="Heading_20_1">
      <style:paragraph-properties fo:break-before="page"/>
    </style:style>
    <style:style style:name="P7" style:family="paragraph" style:parent-style-name="Text_20_body">
      <style:text-properties officeooo:rsid="000c71e6"/>
    </style:style>
    <style:style style:name="P8" style:family="paragraph" style:parent-style-name="Text_20_body">
      <style:text-properties officeooo:rsid="001d79e1" officeooo:paragraph-rsid="001e1d9e"/>
    </style:style>
    <style:style style:name="P9" style:family="paragraph" style:parent-style-name="Text_20_body">
      <style:text-properties officeooo:rsid="001d79e1"/>
    </style:style>
    <style:style style:name="P10" style:family="paragraph" style:parent-style-name="Text_20_body">
      <style:paragraph-properties fo:break-before="page"/>
      <style:text-properties officeooo:paragraph-rsid="001f183b"/>
    </style:style>
    <style:style style:name="P11" style:family="paragraph" style:parent-style-name="Text_20_body">
      <style:text-properties officeooo:rsid="001f183b"/>
    </style:style>
    <style:style style:name="P12" style:family="paragraph" style:parent-style-name="Text_20_body">
      <style:text-properties officeooo:rsid="000c71e6" officeooo:paragraph-rsid="001f183b"/>
    </style:style>
    <style:style style:name="P13" style:family="paragraph" style:parent-style-name="Text_20_body">
      <style:text-properties officeooo:paragraph-rsid="001f183b"/>
    </style:style>
    <style:style style:name="P14" style:family="paragraph" style:parent-style-name="Text_20_body">
      <style:text-properties officeooo:paragraph-rsid="000c00cf"/>
    </style:style>
    <style:style style:name="P15" style:family="paragraph" style:parent-style-name="Text_20_body">
      <style:text-properties officeooo:rsid="0021f8f5"/>
    </style:style>
    <style:style style:name="P16" style:family="paragraph" style:parent-style-name="Text_20_body" style:list-style-name="L1">
      <style:text-properties officeooo:rsid="0021f8f5"/>
    </style:style>
    <style:style style:name="P17" style:family="paragraph" style:parent-style-name="Heading_20_4">
      <style:paragraph-properties fo:margin-top="0in" fo:margin-bottom="0.0972in" style:contextual-spacing="false" fo:line-height="115%"/>
      <style:text-properties fo:font-weight="normal" officeooo:rsid="0021f8f5" style:font-weight-asian="normal" style:font-weight-complex="normal"/>
    </style:style>
    <style:style style:name="P18" style:family="paragraph" style:parent-style-name="Text_20_body" style:list-style-name="L2">
      <style:text-properties officeooo:rsid="0021f8f5"/>
    </style:style>
    <style:style style:name="P19" style:family="paragraph" style:parent-style-name="Standard">
      <style:paragraph-properties fo:text-align="center" style:justify-single-word="false">
        <style:tab-stops/>
      </style:paragraph-properties>
    </style:style>
    <style:style style:name="P20" style:family="paragraph" style:parent-style-name="Standard">
      <style:paragraph-properties fo:text-align="start" style:justify-single-word="false">
        <style:tab-stops/>
      </style:paragraph-properties>
    </style:style>
    <style:style style:name="P21" style:family="paragraph" style:parent-style-name="Text_20_body" style:list-style-name="L3">
      <style:text-properties officeooo:rsid="0021f8f5"/>
    </style:style>
    <style:style style:name="P22" style:family="paragraph" style:parent-style-name="Text_20_body" style:list-style-name="L3">
      <style:text-properties officeooo:paragraph-rsid="0023e832"/>
    </style:style>
    <style:style style:name="P23" style:family="paragraph" style:parent-style-name="Text_20_body" style:list-style-name="L4">
      <style:text-properties officeooo:rsid="0021f8f5"/>
    </style:style>
    <style:style style:name="P24" style:family="paragraph" style:parent-style-name="Text_20_body" style:list-style-name="L5">
      <style:text-properties officeooo:rsid="0021f8f5"/>
    </style:style>
    <style:style style:name="P25" style:family="paragraph" style:parent-style-name="Text_20_body" style:list-style-name="L6">
      <style:text-properties officeooo:rsid="0021f8f5" officeooo:paragraph-rsid="0023e832"/>
    </style:style>
    <style:style style:name="P26" style:family="paragraph" style:parent-style-name="Text_20_body">
      <style:paragraph-properties fo:margin-top="0in" fo:margin-bottom="0.0972in" style:contextual-spacing="false" fo:line-height="115%"/>
      <style:text-properties fo:font-weight="normal" officeooo:rsid="0021f8f5" style:font-weight-asian="normal" style:font-weight-complex="normal"/>
    </style:style>
    <style:style style:name="P27" style:family="paragraph" style:parent-style-name="Text_20_body">
      <style:text-properties officeooo:rsid="0024bd3d"/>
    </style:style>
    <style:style style:name="P28" style:family="paragraph" style:parent-style-name="Text_20_body">
      <style:text-properties officeooo:rsid="00260bde" officeooo:paragraph-rsid="00260bde"/>
    </style:style>
    <style:style style:name="P29" style:family="paragraph" style:parent-style-name="Text_20_body" style:list-style-name="L7">
      <style:text-properties officeooo:rsid="0024bd3d"/>
    </style:style>
    <style:style style:name="P30" style:family="paragraph" style:parent-style-name="Horizontal_20_Line">
      <style:paragraph-properties fo:margin-top="0in" fo:margin-bottom="0.0972in" style:contextual-spacing="false" fo:line-height="115%"/>
      <style:text-properties officeooo:rsid="0024bd3d"/>
    </style:style>
    <style:style style:name="P31" style:family="paragraph" style:parent-style-name="Heading_20_4">
      <style:paragraph-properties fo:margin-top="0in" fo:margin-bottom="0.0972in" style:contextual-spacing="false" fo:line-height="115%"/>
      <style:text-properties fo:font-weight="normal" officeooo:rsid="0024bd3d" style:font-weight-asian="normal" style:font-weight-complex="normal"/>
    </style:style>
    <style:style style:name="P32" style:family="paragraph" style:parent-style-name="Text_20_body" style:list-style-name="L8">
      <style:text-properties officeooo:rsid="0024bd3d"/>
    </style:style>
    <style:style style:name="P33" style:family="paragraph" style:parent-style-name="Text_20_body" style:list-style-name="L9">
      <style:text-properties officeooo:rsid="0024bd3d"/>
    </style:style>
    <style:style style:name="P34" style:family="paragraph" style:parent-style-name="Text_20_body">
      <style:text-properties officeooo:rsid="000b84e4"/>
    </style:style>
    <style:style style:name="P35" style:family="paragraph" style:parent-style-name="Text_20_body" style:list-style-name="L10">
      <style:paragraph-properties fo:break-before="page"/>
      <style:text-properties officeooo:rsid="000b84e4"/>
    </style:style>
    <style:style style:name="P36" style:family="paragraph" style:parent-style-name="Text_20_body" style:list-style-name="L10">
      <style:text-properties officeooo:rsid="000b84e4" officeooo:paragraph-rsid="00198e8c"/>
    </style:style>
    <style:style style:name="P37" style:family="paragraph" style:parent-style-name="Text_20_body" style:list-style-name="L10">
      <style:text-properties officeooo:rsid="000b84e4"/>
    </style:style>
    <style:style style:name="P38" style:family="paragraph" style:parent-style-name="Text_20_body" style:list-style-name="L10"/>
    <style:style style:name="P39" style:family="paragraph" style:parent-style-name="Heading_20_1">
      <style:paragraph-properties fo:break-before="page"/>
      <style:text-properties officeooo:rsid="0011725d" officeooo:paragraph-rsid="0011725d"/>
    </style:style>
    <style:style style:name="P40" style:family="paragraph" style:parent-style-name="Text_20_body">
      <style:text-properties officeooo:rsid="0011725d" officeooo:paragraph-rsid="0011725d"/>
    </style:style>
    <style:style style:name="P41" style:family="paragraph" style:parent-style-name="Text_20_body">
      <style:text-properties officeooo:paragraph-rsid="001536d4"/>
    </style:style>
    <style:style style:name="P42" style:family="paragraph" style:parent-style-name="Text_20_body">
      <style:text-properties officeooo:paragraph-rsid="00157577"/>
    </style:style>
    <style:style style:name="P43" style:family="paragraph" style:parent-style-name="Text_20_body" style:list-style-name="L11"/>
    <style:style style:name="P44" style:family="paragraph" style:parent-style-name="Text_20_body" style:list-style-name="L12"/>
    <style:style style:name="P45" style:family="paragraph" style:parent-style-name="Text_20_body" style:list-style-name="L13"/>
    <style:style style:name="P46" style:family="paragraph" style:parent-style-name="Text_20_body" style:list-style-name="L14"/>
    <style:style style:name="P47" style:family="paragraph" style:parent-style-name="Text_20_body">
      <style:text-properties officeooo:paragraph-rsid="00168e82"/>
    </style:style>
    <style:style style:name="P48" style:family="paragraph" style:parent-style-name="Text_20_body">
      <style:text-properties officeooo:paragraph-rsid="00198e8c"/>
    </style:style>
    <style:style style:name="P49" style:family="paragraph" style:parent-style-name="Text_20_body">
      <style:text-properties officeooo:paragraph-rsid="001b5a5f"/>
    </style:style>
    <style:style style:name="P50" style:family="paragraph" style:parent-style-name="Text_20_body">
      <style:text-properties officeooo:paragraph-rsid="001c91c4"/>
    </style:style>
    <style:style style:name="P51" style:family="paragraph" style:parent-style-name="Text_20_body" style:list-style-name="L15">
      <style:text-properties officeooo:rsid="000b84e4"/>
    </style:style>
    <style:style style:name="P52" style:family="paragraph" style:parent-style-name="Text_20_body" style:list-style-name="L15">
      <style:text-properties officeooo:rsid="001b5a5f" officeooo:paragraph-rsid="001b5a5f"/>
    </style:style>
    <style:style style:name="P53" style:family="paragraph" style:parent-style-name="Table_20_Contents">
      <style:text-properties fo:font-size="2pt" style:font-size-asian="2pt" style:font-size-complex="2pt"/>
    </style:style>
    <style:style style:name="P54" style:family="paragraph" style:parent-style-name="Standard">
      <style:text-properties officeooo:rsid="000b84e4" officeooo:paragraph-rsid="000b84e4"/>
    </style:style>
    <style:style style:name="T1" style:family="text">
      <style:text-properties officeooo:rsid="000b84e4"/>
    </style:style>
    <style:style style:name="T2" style:family="text">
      <style:text-properties officeooo:rsid="001d79e1"/>
    </style:style>
    <style:style style:name="T3" style:family="text">
      <style:text-properties fo:font-weight="bold" officeooo:rsid="001e1d9e"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weight="normal" officeooo:rsid="001e1d9e" style:font-weight-asian="normal" style:font-weight-complex="normal"/>
    </style:style>
    <style:style style:name="T7" style:family="text">
      <style:text-properties fo:color="#ff0000" loext:opacity="100%" fo:font-style="italic" officeooo:rsid="001e1d9e" style:font-style-asian="italic" style:font-style-complex="italic"/>
    </style:style>
    <style:style style:name="T8" style:family="text">
      <style:text-properties fo:color="#ff0000" loext:opacity="100%"/>
    </style:style>
    <style:style style:name="T9" style:family="text">
      <style:text-properties officeooo:rsid="000c71e6"/>
    </style:style>
    <style:style style:name="T10" style:family="text">
      <style:text-properties fo:font-weight="normal" officeooo:rsid="001f183b" style:font-weight-asian="normal" style:font-weight-complex="normal"/>
    </style:style>
    <style:style style:name="T11" style:family="text">
      <style:text-properties officeooo:rsid="001f183b"/>
    </style:style>
    <style:style style:name="T12" style:family="text">
      <style:text-properties fo:font-weight="normal" officeooo:rsid="000c71e6" style:font-weight-asian="normal" style:font-weight-complex="normal"/>
    </style:style>
    <style:style style:name="T13" style:family="text">
      <style:text-properties officeooo:rsid="002243e8"/>
    </style:style>
    <style:style style:name="T14" style:family="text">
      <style:text-properties style:font-name="DejaVu Serif" fo:font-weight="bold" style:font-weight-asian="bold"/>
    </style:style>
    <style:style style:name="T15" style:family="text">
      <style:text-properties style:font-name="DejaVu Serif"/>
    </style:style>
    <style:style style:name="T16" style:family="text">
      <style:text-properties fo:font-weight="normal" officeooo:rsid="0023e832" style:font-weight-asian="normal" style:font-weight-complex="normal"/>
    </style:style>
    <style:style style:name="T17" style:family="text">
      <style:text-properties officeooo:rsid="0021f8f5"/>
    </style:style>
    <style:style style:name="T18" style:family="text">
      <style:text-properties officeooo:rsid="0023e832"/>
    </style:style>
    <style:style style:name="T19" style:family="text">
      <style:text-properties officeooo:rsid="0024bd3d"/>
    </style:style>
    <style:style style:name="T20" style:family="text">
      <style:text-properties fo:font-weight="normal" officeooo:rsid="0021f8f5" style:font-weight-asian="normal" style:font-weight-complex="normal"/>
    </style:style>
    <style:style style:name="T21" style:family="text">
      <style:text-properties officeooo:rsid="00260bde"/>
    </style:style>
    <style:style style:name="T22" style:family="text">
      <style:text-properties fo:font-weight="normal" officeooo:rsid="0024bd3d" style:font-weight-asian="normal" style:font-weight-complex="normal"/>
    </style:style>
    <style:style style:name="T23" style:family="text">
      <style:text-properties officeooo:rsid="0011725d"/>
    </style:style>
    <style:style style:name="T24" style:family="text">
      <style:text-properties officeooo:rsid="00198e8c"/>
    </style:style>
    <style:style style:name="T25" style:family="text">
      <style:text-properties officeooo:rsid="00135149"/>
    </style:style>
    <style:style style:name="T26" style:family="text">
      <style:text-properties officeooo:rsid="001536d4"/>
    </style:style>
    <style:style style:name="T27" style:family="text">
      <style:text-properties fo:font-weight="normal" officeooo:rsid="001536d4" style:font-weight-asian="normal" style:font-weight-complex="normal"/>
    </style:style>
    <style:style style:name="T28" style:family="text">
      <style:text-properties fo:font-style="italic" fo:font-weight="normal" officeooo:rsid="001536d4" style:font-style-asian="italic" style:font-weight-asian="normal" style:font-style-complex="italic" style:font-weight-complex="normal"/>
    </style:style>
    <style:style style:name="T29" style:family="text">
      <style:text-properties fo:font-weight="normal" officeooo:rsid="00157577" style:font-weight-asian="normal" style:font-weight-complex="normal"/>
    </style:style>
    <style:style style:name="T30" style:family="text">
      <style:text-properties officeooo:rsid="00157577"/>
    </style:style>
    <style:style style:name="T31" style:family="text">
      <style:text-properties fo:font-weight="normal" officeooo:rsid="00168e82" style:font-weight-asian="normal" style:font-weight-complex="normal"/>
    </style:style>
    <style:style style:name="T32" style:family="text">
      <style:text-properties fo:font-weight="bold" officeooo:rsid="00168e82" style:font-weight-asian="bold" style:font-weight-complex="bold"/>
    </style:style>
    <style:style style:name="T33" style:family="text">
      <style:text-properties fo:font-weight="bold" officeooo:rsid="00182e5f" style:font-weight-asian="bold" style:font-weight-complex="bold"/>
    </style:style>
    <style:style style:name="T34" style:family="text">
      <style:text-properties fo:font-weight="normal" officeooo:rsid="00182e5f" style:font-weight-asian="normal" style:font-weight-complex="normal"/>
    </style:style>
    <style:style style:name="T35" style:family="text">
      <style:text-properties fo:font-variant="normal" fo:text-transform="none" style:use-window-font-color="true" loext:opacity="0%" fo:font-family="apple-system, BlinkMacSystemFont, 'Segoe UI', 'Noto Sans', Helvetica, Arial, sans-serif, 'Apple Color Emoji', 'Segoe UI Emoji'" fo:font-size="12pt" fo:letter-spacing="normal" fo:font-style="normal" fo:font-weight="normal" officeooo:rsid="00168e82" style:font-weight-asian="normal" style:font-weight-complex="normal"/>
    </style:style>
    <style:style style:name="T36" style:family="text">
      <style:text-properties fo:font-weight="bold" officeooo:rsid="00198e8c" style:font-weight-asian="bold" style:font-weight-complex="bold"/>
    </style:style>
    <style:style style:name="T37" style:family="text">
      <style:text-properties fo:font-weight="normal" officeooo:rsid="00198e8c" style:font-weight-asian="normal" style:font-weight-complex="normal"/>
    </style:style>
    <style:style style:name="T38" style:family="text">
      <style:text-properties fo:font-weight="normal" officeooo:rsid="001b5a5f" style:font-weight-asian="normal" style:font-weight-complex="normal"/>
    </style:style>
    <style:style style:name="T39" style:family="text">
      <style:text-properties officeooo:rsid="001b5a5f"/>
    </style:style>
    <style:style style:name="T40" style:family="text">
      <style:text-properties fo:color="#ff0000" loext:opacity="100%" officeooo:rsid="001b5a5f"/>
    </style:style>
    <style:style style:name="T41" style:family="text">
      <style:text-properties fo:font-weight="bold" officeooo:rsid="001b5a5f" style:font-weight-asian="bold" style:font-weight-complex="bold"/>
    </style:style>
    <style:style style:name="T42" style:family="text">
      <style:text-properties fo:color="#ff0000" loext:opacity="100%" fo:font-weight="normal" officeooo:rsid="001b5a5f" style:font-weight-asian="normal" style:font-weight-complex="normal"/>
    </style:style>
    <style:style style:name="T43" style:family="text">
      <style:text-properties fo:color="#ff0000" loext:opacity="100%" fo:font-weight="normal" officeooo:rsid="001c91c4" style:font-weight-asian="normal" style:font-weight-complex="normal"/>
    </style:style>
    <style:style style:name="T44" style:family="text">
      <style:text-properties officeooo:rsid="000e0d92"/>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Analyse- en Adviesdocument: Prototype voor het meten van gezondheidsparameters</text:span></text:p>
      <text:p text:style-name="P2"><text:span text:style-name="Strong_20_Emphasi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1_544639217" office:name="1. Projectbeschrijving" text:style-name="Index_20_Link" text:visited-style-name="Index_20_Link">1. Projectbeschrijving<text:tab/>3</text:a></text:p>
          <text:p text:style-name="P3"><text:a xlink:type="simple" xlink:href="#__RefHeading___Toc3_544639217" office:name="2. Analyse" text:style-name="Index_20_Link" text:visited-style-name="Index_20_Link">2. Analyse<text:tab/>5</text:a></text:p>
          <text:p text:style-name="P4"><text:a xlink:type="simple" xlink:href="#__RefHeading___Toc5_544639217" office:name="2.1 Context en probleem" text:style-name="Index_20_Link" text:visited-style-name="Index_20_Link">2.1 Context en probleem<text:tab/>5</text:a></text:p>
          <text:p text:style-name="P4"><text:a xlink:type="simple" xlink:href="#__RefHeading___Toc7_544639217" office:name="2.2 Stakeholders" text:style-name="Index_20_Link" text:visited-style-name="Index_20_Link">2.2 Stakeholders<text:tab/>5</text:a></text:p>
          <text:p text:style-name="P4"><text:a xlink:type="simple" xlink:href="#__RefHeading___Toc9_544639217" office:name="2.3 Scope" text:style-name="Index_20_Link" text:visited-style-name="Index_20_Link">2.3 Scope<text:tab/>5</text:a></text:p>
          <text:p text:style-name="P4"><text:a xlink:type="simple" xlink:href="#__RefHeading___Toc11_544639217" office:name="2.4 Vereisten (MoSCoW)" text:style-name="Index_20_Link" text:visited-style-name="Index_20_Link">2.4 Vereisten (MoSCoW)<text:tab/>5</text:a></text:p>
          <text:p text:style-name="P4"><text:a xlink:type="simple" xlink:href="#__RefHeading___Toc13_544639217" office:name="2.5 Methoden" text:style-name="Index_20_Link" text:visited-style-name="Index_20_Link">2.5 Methoden<text:tab/>6</text:a></text:p>
          <text:p text:style-name="P3"><text:a xlink:type="simple" xlink:href="#__RefHeading___Toc967_3395849600" office:name="3. Methodes" text:style-name="Index_20_Link" text:visited-style-name="Index_20_Link">3. Methodes<text:tab/>7</text:a></text:p>
          <text:p text:style-name="P4"><text:a xlink:type="simple" xlink:href="#__RefHeading___Toc969_3395849600" office:name="3.1 Analyse van bestaande producten" text:style-name="Index_20_Link" text:visited-style-name="Index_20_Link">3.1 Analyse van bestaande producten<text:tab/>7</text:a></text:p>
          <text:p text:style-name="P4"><text:a xlink:type="simple" xlink:href="#__RefHeading___Toc971_3395849600" office:name="3.2 SWOT-analyse Project (is dit nodig?)" text:style-name="Index_20_Link" text:visited-style-name="Index_20_Link">3.2 SWOT-analyse Project (is dit nodig?)<text:tab/>8</text:a></text:p>
          <text:p text:style-name="P4"><text:a xlink:type="simple" xlink:href="#__RefHeading___Toc973_3395849600" office:name="3.3 Literatuurstudie sensoren" text:style-name="Index_20_Link" text:visited-style-name="Index_20_Link">3.3 Literatuurstudie sensoren<text:tab/>9</text:a></text:p>
          <text:p text:style-name="P3"><text:a xlink:type="simple" xlink:href="#__RefHeading___Toc15_544639217" office:name="4. Advies" text:style-name="Index_20_Link" text:visited-style-name="Index_20_Link">4. Advies<text:tab/>10</text:a></text:p>
          <text:p text:style-name="P4"><text:a xlink:type="simple" xlink:href="#__RefHeading___Toc17_544639217" office:name="4.1 Voorgestelde oplossing" text:style-name="Index_20_Link" text:visited-style-name="Index_20_Link">4.1 Voorgestelde oplossing<text:tab/>10</text:a></text:p>
          <text:p text:style-name="P4"><text:a xlink:type="simple" xlink:href="#__RefHeading___Toc19_544639217" office:name="4.2 Planning (globaal, gebaseerd op LO2 activiteiten)" text:style-name="Index_20_Link" text:visited-style-name="Index_20_Link">4.2 Planning (globaal, gebaseerd op LO2 activiteiten)<text:tab/>10</text:a></text:p>
        </text:index-body>
      </text:table-of-content>
      <text:h text:style-name="P5" text:outline-level="2"><text:span text:style-name="Strong_20_Emphasis"/></text:h>
      <text:h text:style-name="Heading_20_1" text:outline-level="1"><text:span text:style-name="Strong_20_Emphasis"/></text:h>
      <text:h text:style-name="P6" text:outline-level="1"><text:bookmark-start text:name="__RefHeading___Toc1_544639217"/><text:span text:style-name="Strong_20_Emphasis"><text:span text:style-name="T1">1</text:span></text:span><text:span text:style-name="Strong_20_Emphasis">. Projectbeschrijving</text:span><text:bookmark-end text:name="__RefHeading___Toc1_544639217"/></text:h>
      <text:p text:style-name="P7"><text:span text:style-name="Strong_20_Emphasis">Projectnaam:</text:span> Bewegingsanalyse <text:span text:style-name="T2">Kniepijn</text:span></text:p>
      <text:p text:style-name="P8"><text:span text:style-name="T3">Voorwoord/Introductie</text:span><text:span text:style-name="T4">:<text:line-break/></text:span><text:span text:style-name="T5">Tegenwoordig worden onze hersenen, waarmee we kunnen nadenken, en onze beweegbare duimen, waarmee we objecten kunnen manipuleren, vaak gezien als </text:span><text:span text:style-name="T6">het enige evolutationer eigenschap </text:span><text:span text:style-name="T5"><text:s/>die ons evolutionair een grote voorsprong hebben gegeven. Maar de mens bezit nog meer bijzondere evolutionaire eigenschappen.</text:span></text:p>
      <text:p text:style-name="P9">In Llanwrtyd Wells, Wales, wordt jaarlijks de <text:span text:style-name="Strong_20_Emphasis">Man vs. Horse Marathon</text:span> gehouden. Dit is een wedstrijd waarbij hardlopers het opnemen tegen ruiters te paard over een afstand van ongeveer 35 kilometer. De race werd voor het eerst georganiseerd in 1980, nadat in een pub een discussie ontstond over de vraag of een mens een paard zou kunnen verslaan over een lange afstand.</text:p>
      <text:p text:style-name="P9">Over het algemeen winnen de paarden door hun snelheid, maar in 2004, 2007, 2022, 2023 en 2025 won de mens. Wat hadden die dagen met elkaar gemeen? Het waren hete tot zeer hete dagen.</text:p>
      <text:p text:style-name="P9">De verklaring ligt in onze uitzonderlijke thermoregulatie. Mensen kunnen zweten over het hele lichaam, waardoor we zeer efficiënt warmte kunnen afvoeren. In combinatie met ons enorme uithoudingsvermogen maakt dat ons tot bijzonder goede duursporters. Als de afstand bijvoorbeeld zou worden vergroot naar 100 kilometer of meer, is het goed mogelijk dat de discussie niet langer gaat over <text:span text:style-name="Emphasis">wanneer de mens won</text:span>, maar juist over de zeldzame momenten dat het paard met ruiter de overwinning behaalde.</text:p>
      <text:p text:style-name="P9">Dit alles benadrukt het concept dat de mens evolutionair gevormd is volgens de zogenaamde <text:span text:style-name="Strong_20_Emphasis">‘persistence hunting’-hypothese</text:span>.<text:span text:style-name="T7">(Hier na verwijzen via bron?)</text:span><text:span text:style-name="T8"> </text:span>Wij zijn misschien niet de snelsten, maar we kunnen het ongelofelijk lang volhouden.</text:p>
      <text:p text:style-name="P10"><text:span text:style-name="Strong_20_Emphasis"><text:span text:style-name="T3">Probleem:</text:span></text:span><text:span text:style-name="Strong_20_Emphasis"><text:span text:style-name="T9"><text:line-break/></text:span></text:span><text:span text:style-name="Strong_20_Emphasis"><text:span text:style-name="T5">Mijn lichaam heeft, net als dat van vele anderen, regelmatig moeite met hardlopen. Het welbekende verhaal: </text:span></text:span><text:span text:style-name="Strong_20_Emphasis"><text:span text:style-name="Emphasis"><text:span text:style-name="T5">ik wil wel hardlopen, maar mijn knieën kunnen het niet aan.</text:span></text:span></text:span><text:span text:style-name="Strong_20_Emphasis"><text:span text:style-name="T5"> Dit was ook mijn overtuiging, totdat ik begon met powerliften en regelmatig in contact kwam met coaches en fysiotherapeuten. Zij stelden dat de oorzaak vaak niet in de knieën zelf ligt, maar in een gebrek aan mobiliteit en/of een gebrekkige aansturing vanuit de hersenen, waarschijnlijk ergens in de heupen en/of voeten.</text:span></text:span></text:p>
      <text:p text:style-name="P11">Wanneer je lichaam een bepaalde beweging niet goed kan maken, gaat het compenseren. Kniepijn ontstaat vaak omdat de knieën proberen die beperkte bewegingsvrijheid te compenseren op een manier die niet lang vol te houden is.</text:p>
      <text:p text:style-name="P11">De oplossing ligt in het achterhalen waar precies de oorzaak zit. Maar is er sprake van één probleem, of juist van meerdere? Zelf hierachter komen is ontzettend lastig. Je kunt hiervoor terecht bij fysiotherapeuten of, zoals in mijn geval, bij een powerliftcoach. In powerlifting ligt de nadruk sterk op efficiënt bewegen. Ook andere professionals werken vanuit datzelfde uitgangspunt. Wat ze echter allemaal gemeen hebben, is dat ze niet <text:span text:style-name="Emphasis">in je lichaam kunnen kijken</text:span>.</text:p>
      <text:p text:style-name="P11">Dit is precies het probleem dat ik wil aanpakken. Niet zozeer om professionals daadwerkelijk in het lichaam te laten kijken, maar wel om hen via IT meer en betere informatie te geven over hoe een cliënt beweegt.</text:p>
      <text:p text:style-name="P12"><text:span text:style-name="Strong_20_Emphasis"><text:span text:style-name="T10"/></text:span></text:p>
      <text:p text:style-name="P13"><text:span text:style-name="Strong_20_Emphasis"><text:span text:style-name="T9">Doel:</text:span></text:span><text:span text:style-name="T9"><text:line-break/></text:span>Het ontwikkelen van een prototype van een meetsysteem dat extra informatie geeft aan een professional over hoe een cliënt beweegt. Dit systeem kan door de professional worden gebruikt als hulpmiddel bij zowel de analyse van het probleem als bij de validatie van de gekozen oplossing.</text:p>
      <text:p text:style-name="P7"><text:span text:style-name="Strong_20_Emphasis">Hoofdvraag:</text:span><text:line-break/>Hoe kan een meetsysteem worden ontwikkeld dat inzicht geeft in <text:span text:style-name="T11">de beweging van een client?</text:span></text:p>
      <text:p text:style-name="P14"><text:span text:style-name="Strong_20_Emphasis"><text:span text:style-name="T12"/></text:span></text:p>
      <text:h text:style-name="P6" text:outline-level="1"><text:span text:style-name="Strong_20_Emphasis">2. Analyse / Specificatie</text:span></text:h>
      <text:h text:style-name="Heading_20_2" text:outline-level="2">2.1 Scope</text:h>
      <text:p text:style-name="P15">Het systeem wordt ontwikkeld als een <text:span text:style-name="Strong_20_Emphasis">prototype in meerdere fases (runs):</text:span></text:p>
      <text:list text:style-name="L1">
        <text:list-item>
          <text:p text:style-name="P16"><text:span text:style-name="Strong_20_Emphasis">Run 1 – Hardware prototyping:</text:span> Sensortechnologieën onderzoeken, sensoren koppelen, output zichtbaar maken in realtime.</text:p>
        </text:list-item>
        <text:list-item>
          <text:p text:style-name="P16"><text:span text:style-name="Strong_20_Emphasis">Run 2 – Dataopslag:</text:span> Output lokaal opslaan zodat bewegingen later kunnen worden teruggekeken.</text:p>
        </text:list-item>
        <text:list-item>
          <text:p text:style-name="P16"><text:span text:style-name="Strong_20_Emphasis">Run 3 – Analyse:</text:span> Data-analyse toevoegen, bijvoorbeeld visualisatie van drukverdeling of bewegingspatronen.</text:p>
        </text:list-item>
        <text:list-item>
          <text:p text:style-name="P16"><text:span text:style-name="Strong_20_Emphasis">Run 4 – Verdere uitbreidingen:</text:span> Integratie met apps, webinterface of slimme software (smartware). <text:span text:style-name="T13">Als we bij deze run aankomen wordt dit verder onderzocht wat we willen en kunnen met de tijd en budget dat nog resteerd en dde feedback dat we in de tussen tijd hebben gekregen.</text:span></text:p>
        </text:list-item>
      </text:list>
      <text:h text:style-name="P17" text:outline-level="4"/>
      <text:h text:style-name="Heading_20_2" text:outline-level="2">2.2 Doelgroep / Gebruikers</text:h>
      <text:list text:style-name="L2">
        <text:list-item>
          <text:p text:style-name="P18"><text:span text:style-name="Strong_20_Emphasis">Primair:</text:span> Professionals zoals fysiotherapeuten en coaches die inzicht willen in hoe een cliënt beweegt.</text:p>
        </text:list-item>
        <text:list-item>
          <text:p text:style-name="P18"><text:span text:style-name="Strong_20_Emphasis">Secundair:</text:span> Cliënten zelf, indien het systeem later intuïtief genoeg wordt.</text:p>
        </text:list-item>
        <text:list-item>
          <text:p text:style-name="P18">Gebruiksgemak is belangrijk, maar prioriteit ligt op <text:span text:style-name="Strong_20_Emphasis">functionerend prototype</text:span>.</text:p>
        </text:list-item>
      </text:list>
      <text:h text:style-name="Heading_20_2" text:outline-level="2">2.3 Functieanalyse (<text:span text:style-name="T13">MoSCow</text:span>)</text:h>
      <text:p text:style-name="Text_20_body"/>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9"><text:span text:style-name="T14">Functie / Feature</text:span></text:p>
          </table:table-cell>
          <table:table-cell table:style-name="Table2.A1" office:value-type="string">
            <text:p text:style-name="P19"><text:span text:style-name="T14">MoSCoW-prioriteit</text:span></text:p>
          </table:table-cell>
          <table:table-cell table:style-name="Table2.A1" office:value-type="string">
            <text:p text:style-name="P19"><text:span text:style-name="T14">Toelichting / Run</text:span></text:p>
          </table:table-cell>
        </table:table-row>
        <table:table-row table:style-name="Table2.1">
          <table:table-cell table:style-name="Table2.A1" office:value-type="string">
            <text:p text:style-name="P20"><text:span text:style-name="T15">Vrije software</text:span></text:p>
          </table:table-cell>
          <table:table-cell table:style-name="Table2.A1" office:value-type="string">
            <text:p text:style-name="P20"><text:span text:style-name="T15">Must have</text:span></text:p>
          </table:table-cell>
          <table:table-cell table:style-name="Table2.A1" office:value-type="string">
            <text:p text:style-name="P20"><text:span text:style-name="T15">Open-source software</text:span></text:p>
          </table:table-cell>
        </table:table-row>
        <table:table-row table:style-name="Table2.1">
          <table:table-cell table:style-name="Table2.A1" office:value-type="string">
            <text:p text:style-name="P20"><text:span text:style-name="T15">Realtime uitlezen van sensordata</text:span></text:p>
          </table:table-cell>
          <table:table-cell table:style-name="Table2.A1" office:value-type="string">
            <text:p text:style-name="P20"><text:span text:style-name="T15">Must have</text:span></text:p>
          </table:table-cell>
          <table:table-cell table:style-name="Table2.A1" office:value-type="string">
            <text:p text:style-name="P20"><text:span text:style-name="T15">Kernfunctionaliteit voor feedback (Run 1)</text:span></text:p>
          </table:table-cell>
        </table:table-row>
        <text:soft-page-break/>
        <table:table-row table:style-name="Table2.1">
          <table:table-cell table:style-name="Table2.A1" office:value-type="string">
            <text:p text:style-name="P20"><text:span text:style-name="T15">Draagbaarheid van hardware</text:span></text:p>
          </table:table-cell>
          <table:table-cell table:style-name="Table2.A1" office:value-type="string">
            <text:p text:style-name="P20"><text:span text:style-name="T15">Must have</text:span></text:p>
          </table:table-cell>
          <table:table-cell table:style-name="Table2.A1" office:value-type="string">
            <text:p text:style-name="P20"><text:span text:style-name="T15">Belangrijk voor gebruik in sportschool (Run 1 &amp; 2)</text:span></text:p>
          </table:table-cell>
        </table:table-row>
        <table:table-row table:style-name="Table2.1">
          <table:table-cell table:style-name="Table2.A1" office:value-type="string">
            <text:p text:style-name="P20"><text:span text:style-name="T15">Visualisatie van data op laptop/tablet/telefoon/andere hardware</text:span></text:p>
          </table:table-cell>
          <table:table-cell table:style-name="Table2.A1" office:value-type="string">
            <text:p text:style-name="P20"><text:span text:style-name="T15">Must have</text:span></text:p>
          </table:table-cell>
          <table:table-cell table:style-name="Table2.A1" office:value-type="string">
            <text:p text:style-name="P20"><text:span text:style-name="T15">Nodig voor professionele interpretatie (Run 1 &amp; 2)</text:span></text:p>
          </table:table-cell>
        </table:table-row>
        <table:table-row table:style-name="Table2.1">
          <table:table-cell table:style-name="Table2.A1" office:value-type="string">
            <text:p text:style-name="P20"><text:span text:style-name="T15">Data lokaal opslaan</text:span></text:p>
          </table:table-cell>
          <table:table-cell table:style-name="Table2.A1" office:value-type="string">
            <text:p text:style-name="P20"><text:span text:style-name="T15">Must have</text:span></text:p>
          </table:table-cell>
          <table:table-cell table:style-name="Table2.A1" office:value-type="string">
            <text:p text:style-name="P20"><text:span text:style-name="T15">Nodig om bewegingen later terug te kijken (Run 2)</text:span></text:p>
          </table:table-cell>
        </table:table-row>
        <table:table-row table:style-name="Table2.1">
          <table:table-cell table:style-name="Table2.A1" office:value-type="string">
            <text:p text:style-name="P20"><text:span text:style-name="T15">Basisanalyse van data (bijv. drukverdeling, grafieken)</text:span></text:p>
          </table:table-cell>
          <table:table-cell table:style-name="Table2.A1" office:value-type="string">
            <text:p text:style-name="P20"><text:span text:style-name="T15">Should have</text:span></text:p>
          </table:table-cell>
          <table:table-cell table:style-name="Table2.A1" office:value-type="string">
            <text:p text:style-name="P20"><text:span text:style-name="T15">Voor inzicht in compensatiebewegingen (Run 3)</text:span></text:p>
          </table:table-cell>
        </table:table-row>
        <table:table-row table:style-name="Table2.1">
          <table:table-cell table:style-name="Table2.A1" office:value-type="string">
            <text:p text:style-name="P20"><text:span text:style-name="T15">Detectie van compensatiebewegingen</text:span></text:p>
          </table:table-cell>
          <table:table-cell table:style-name="Table2.A1" office:value-type="string">
            <text:p text:style-name="P20"><text:span text:style-name="T15">Should have</text:span></text:p>
          </table:table-cell>
          <table:table-cell table:style-name="Table2.A1" office:value-type="string">
            <text:p text:style-name="P20"><text:span text:style-name="T15">Analyse ondersteunt professionals bij advies (Run 3)</text:span></text:p>
          </table:table-cell>
        </table:table-row>
        <table:table-row table:style-name="Table2.1">
          <table:table-cell table:style-name="Table2.A1" office:value-type="string">
            <text:p text:style-name="P20"><text:span text:style-name="T15">Geavanceerde analyses (heatmaps, alerts)</text:span></text:p>
          </table:table-cell>
          <table:table-cell table:style-name="Table2.A1" office:value-type="string">
            <text:p text:style-name="P20"><text:span text:style-name="T15">Could have</text:span></text:p>
          </table:table-cell>
          <table:table-cell table:style-name="Table2.A1" office:value-type="string">
            <text:p text:style-name="P20"><text:span text:style-name="T15">Meerwaarde voor diepere analyse (Run 3 &amp; 4)</text:span></text:p>
          </table:table-cell>
        </table:table-row>
        <table:table-row table:style-name="Table2.1">
          <table:table-cell table:style-name="Table2.A1" office:value-type="string">
            <text:p text:style-name="P20"><text:span text:style-name="T15">Intuïtieve interface voor cliënten</text:span></text:p>
          </table:table-cell>
          <table:table-cell table:style-name="Table2.A1" office:value-type="string">
            <text:p text:style-name="P20"><text:span text:style-name="T15">Could have</text:span></text:p>
          </table:table-cell>
          <table:table-cell table:style-name="Table2.A1" office:value-type="string">
            <text:p text:style-name="P20"><text:span text:style-name="T15">Mogelijk in toekomstige uitbreiding (Run 4)</text:span></text:p>
          </table:table-cell>
        </table:table-row>
        <table:table-row table:style-name="Table2.1">
          <table:table-cell table:style-name="Table2.A1" office:value-type="string">
            <text:p text:style-name="P20"><text:span text:style-name="T15">Integratie met apps / webinterfaces</text:span></text:p>
          </table:table-cell>
          <table:table-cell table:style-name="Table2.A1" office:value-type="string">
            <text:p text:style-name="P20"><text:span text:style-name="T15">Could have</text:span></text:p>
          </table:table-cell>
          <table:table-cell table:style-name="Table2.A1" office:value-type="string">
            <text:p text:style-name="P20"><text:span text:style-name="T15">Optioneel, gepland voor Run 4</text:span></text:p>
          </table:table-cell>
        </table:table-row>
        <table:table-row table:style-name="Table2.1">
          <table:table-cell table:style-name="Table2.A1" office:value-type="string">
            <text:p text:style-name="P20"><text:span text:style-name="T15">Cloudopslag van sensordata</text:span></text:p>
          </table:table-cell>
          <table:table-cell table:style-name="Table2.A1" office:value-type="string">
            <text:p text:style-name="P20"><text:span text:style-name="T15">Could have</text:span></text:p>
          </table:table-cell>
          <table:table-cell table:style-name="Table2.A1" office:value-type="string">
            <text:p text:style-name="P20"><text:span text:style-name="T15">Complex maar leuk om toe te voegen (Run 4)</text:span></text:p>
          </table:table-cell>
        </table:table-row>
        <table:table-row table:style-name="Table2.1">
          <table:table-cell table:style-name="Table2.A1" office:value-type="string">
            <text:p text:style-name="P20"><text:span text:style-name="T15">Real-time coaching AI</text:span></text:p>
          </table:table-cell>
          <table:table-cell table:style-name="Table2.A1" office:value-type="string">
            <text:p text:style-name="P20"><text:span text:style-name="T15">Won’t have</text:span></text:p>
          </table:table-cell>
          <table:table-cell table:style-name="Table2.A1" office:value-type="string">
            <text:p text:style-name="P20"><text:span text:style-name="T15">Buiten scope en niet nodig voor prototype</text:span></text:p>
          </table:table-cell>
        </table:table-row>
        <table:table-row table:style-name="Table2.1">
          <table:table-cell table:style-name="Table2.A1" office:value-type="string">
            <text:p text:style-name="P20"><text:span text:style-name="T15">Volledige compatibiliteit met alle sensortypes</text:span></text:p>
          </table:table-cell>
          <table:table-cell table:style-name="Table2.A1" office:value-type="string">
            <text:p text:style-name="P20"><text:span text:style-name="T15">Won’t have</text:span></text:p>
          </table:table-cell>
          <table:table-cell table:style-name="Table2.A1" office:value-type="string">
            <text:p text:style-name="P20"><text:span text:style-name="T15">Focus ligt op specifieke sensoren die we nog gaan bepalen</text:span></text:p>
          </table:table-cell>
        </table:table-row>
        <table:table-row table:style-name="Table2.1">
          <table:table-cell table:style-name="Table2.A1" office:value-type="string">
            <text:p text:style-name="P20"><text:span text:style-name="T15">Integratie met wearables (bijv. smartwatches)</text:span></text:p>
          </table:table-cell>
          <table:table-cell table:style-name="Table2.A1" office:value-type="string">
            <text:p text:style-name="P20"><text:span text:style-name="T15">Won’t have</text:span></text:p>
          </table:table-cell>
          <table:table-cell table:style-name="Table2.A1" office:value-type="string">
            <text:p text:style-name="P20"><text:span text:style-name="T15">Te veel uitbreiding voor prototypefase</text:span></text:p>
          </table:table-cell>
        </table:table-row>
      </table:table>
      <text:p text:style-name="Standard"/>
      <text:p text:style-name="Standard"/>
      <text:p text:style-name="Text_20_body"/>
      <text:h text:style-name="Heading_20_2" text:outline-level="2"><text:soft-page-break/>2.4 Beperkingen en voorkeuren</text:h>
      <text:p text:style-name="P15">Het project kent diverse beperkingen en ontwerpvoorkeuren die van invloed zijn op de technische uitwerking en keuzes voor hardware, software en functionaliteit:</text:p>
      <text:p text:style-name="P15"><text:span text:style-name="Strong_20_Emphasis">Beperkingen:</text:span></text:p>
      <text:list text:style-name="L3">
        <text:list-item>
          <text:p text:style-name="P21"><text:span text:style-name="Strong_20_Emphasis">Beperkte tijd:</text:span> Dit is een eerste project; er is slechts beperkte tijd beschikbaar om het prototype te ontwikkelen. Hierdoor ligt de focus op kernfunctionaliteit en haalbare <text:span text:style-name="Strong_20_Emphasis"><text:span text:style-name="T5">it</text:span></text:span><text:span text:style-name="Strong_20_Emphasis"><text:span text:style-name="T16">eraties/runs</text:span></text:span>.</text:p>
        </text:list-item>
        <text:list-item>
          <text:p text:style-name="P21"><text:span text:style-name="Strong_20_Emphasis">Beperkte ervaring met sensortechnologieën:</text:span> Hoewel dit mijn eerste project van deze omvang is, beschik ik over beperkte ervaring met het ontwikkelen van sensorgebaseerde systemen. Dit kan het leerproces en de snelheid van ontwikkeling beïnvloeden.</text:p>
        </text:list-item>
        <text:list-item>
          <text:p text:style-name="P21"><text:span text:style-name="Strong_20_Emphasis">Beperkt projectbudget:</text:span> De beschikbare middelen zijn beperkt, waardoor keuzes voor hardware en software zorgvuldig moeten worden gemaakt.</text:p>
        </text:list-item>
        <text:list-item>
          <text:p text:style-name="P22"><text:span text:style-name="Strong_20_Emphasis"><text:span text:style-name="T17">Draagbaarheid:</text:span></text:span><text:span text:style-name="T17"> </text:span>Het prototype moet redelijk makkelijk mee te nemen zijn: <text:span text:style-name="Strong_20_Emphasis"><text:span text:style-name="T5">handzaam (“sjauwable”)</text:span></text:span><text:span text:style-name="T5">,</text:span> maar niet zo zwaar dat er speciale hulpmiddelen nodig zijn (“forklift<text:span text:style-name="T18">enabled</text:span>”). Dit stelt grenzen aan de omvang en het gewicht van de hardware en beïnvloedt de keuze van sensoren en schermen.</text:p>
        </text:list-item>
        <text:list-item>
          <text:p text:style-name="P21"><text:span text:style-name="Strong_20_Emphasis">Prototypekarakter:</text:span> Het systeem wordt niet direct ontwikkeld als commercieel product, maar als proof-of-concept. Niet alle functies hoeven volledig uitontwikkeld te zijn.</text:p>
        </text:list-item>
      </text:list>
      <text:p text:style-name="P15"><text:span text:style-name="Strong_20_Emphasis">Voorkeuren / voordelen:</text:span></text:p>
      <text:list text:style-name="L4">
        <text:list-item>
          <text:p text:style-name="P23"><text:span text:style-name="Strong_20_Emphasis">Powerliftomgeving als voordeel:</text:span> Dankzij mijn ervaring met powerliften en frequente aanwezigheid in de powerliftomgeving is er relevante voorkennis over bewegingen, houding en compensaties. Deze omgeving biedt een veilige en toegankelijke plek om het systeem te testen en snel feedback te krijgen van coaches en andere professionals.</text:p>
        </text:list-item>
        <text:list-item>
          <text:p text:style-name="P23"><text:span text:style-name="Strong_20_Emphasis">Voorkeur voor open-source software:</text:span> Waar mogelijk wordt gekozen voor open-source software, tenzij andere beperkingen dit onmogelijk maken, bijvoorbeeld vanwege compatibiliteit of functionaliteit. </text:p>
        </text:list-item>
      </text:list>
      <text:h text:style-name="Heading_20_2" text:outline-level="2">2.5 Use case / scenario</text:h>
      <text:list text:style-name="L5">
        <text:list-item>
          <text:p text:style-name="P24">De professional plaatst sensoren op, rond, onder of boven de cliënt.</text:p>
        </text:list-item>
        <text:list-item>
          <text:p text:style-name="P24">De cliënt voert specifieke bewegingen uit, zoals squats, deadlifts of bench presses.</text:p>
        </text:list-item>
        <text:list-item>
          <text:p text:style-name="P24"><text:soft-page-break/>De sensordata wordt realtime weergegeven op een scherm of tablet, zodat de professional direct feedback kan krijgen.</text:p>
        </text:list-item>
        <text:list-item>
          <text:p text:style-name="P24">De data kan lokaal worden opgeslagen voor nadere analyse of vergelijking in de toekomst.</text:p>
        </text:list-item>
        <text:list-item>
          <text:p text:style-name="P24">De professional gebruikt de verzamelde informatie om advies te geven, de techniek aan te passen of compensatiebewegingen te corrigeren.</text:p>
        </text:list-item>
      </text:list>
      <text:h text:style-name="Heading_20_2" text:outline-level="2">2.6 Openstaande vragen / keuzes</text:h>
      <text:list text:style-name="L6">
        <text:list-item>
          <text:p text:style-name="P25">Welke specifieke sensoren zijn geschikt? (<text:span text:style-name="T19">Hoofdstuk 4, uitwerking methode</text:span>)</text:p>
        </text:list-item>
        <text:list-item>
          <text:p text:style-name="P25">Welke microcontroller/software setup geeft de beste realtime feedback? <text:span text:style-name="T19">(hoofdstuk 4, uitwerking methode</text:span></text:p>
        </text:list-item>
        <text:list-item>
          <text:p text:style-name="P25">Welke analysevormen zijn nuttig voor professionals? (grafieken, heatmaps, alerts) <text:span text:style-name="T19">(hoofdstuk 4, uitwerking methode</text:span></text:p>
        </text:list-item>
      </text:list>
      <text:p text:style-name="P26"/>
      <text:h text:style-name="P17" text:outline-level="4"/>
      <text:h text:style-name="Heading_20_2" text:outline-level="2"><text:span text:style-name="Strong_20_Emphasis"><text:span text:style-name="T20"/></text:span></text:h>
      <text:h text:style-name="P6" text:outline-level="1"><text:span text:style-name="Strong_20_Emphasis">3. Methoden</text:span></text:h>
      <text:p text:style-name="P27">In dit hoofdstuk worden de onderzoeksmethoden beschreven die gebruikt worden om de openstaande vragen uit hoofdstuk 2.6 te beantwoorden. Het doel is om systematisch te bepalen welke sensoren, microcontroller/software setups en analysevormen geschikt zijn voor het prototype. Voor dit project wordt uitsluitend <text:span text:style-name="Strong_20_Emphasis">literatuuronderzoek</text:span> toegepast; veldtesten worden in deze fase nog niet uitgevoerd.</text:p>
      <text:h text:style-name="Heading_20_2" text:outline-level="2">3.1 Welke sensoren zijn geschikt?</text:h>
      <text:p text:style-name="P27">Om te bepalen welke sensoren geschikt zijn voor het meten van bewegingen tijdens krachttraining, worden de volgende <text:span text:style-name="T21">stappen gezeten.</text:span></text:p>
      <text:p text:style-name="P28">1. Expert interview om te baseren welke beweging het makkelijkste is om te meten met welke sensor. (docent Lake vragen hiervoor)</text:p>
      <text:p text:style-name="P28">2. Exper interview met een powerlift coach om te weten waar hij denkt welke </text:p>
      <text:p text:style-name="P28">Litratuur studie</text:p>
      <text:list text:style-name="L7">
        <text:list-item>
          <text:p text:style-name="P29"><text:span text:style-name="Strong_20_Emphasis">Literature study</text:span>: onderzoeken van bestaande literatuur over bewegingsanalyse, druk- en krachtmetingen, en sensortechnologieën.</text:p>
        </text:list-item>
        <text:list-item>
          <text:p text:style-name="P29"><text:span text:style-name="Strong_20_Emphasis">Expert review (literatuurgebaseerd)</text:span>: analyseren van aanbevelingen en ervaringen van professionals uit gepubliceerde onderzoeken en handleidingen.</text:p>
        </text:list-item>
        <text:list-item>
          <text:p text:style-name="P29"><text:span text:style-name="Strong_20_Emphasis">Best practices analyses</text:span>: bekijken welke sensoren in vergelijkbare projecten zijn gebruikt en wat hun voor- en nadelen waren.</text:p>
        </text:list-item>
      </text:list>
      <text:p text:style-name="P27"><text:span text:style-name="Strong_20_Emphasis">Gekozen methode:</text:span><text:line-break/>Op basis van beschikbare literatuur en best practices zal een selectie van sensoren worden gemaakt die geschikt zijn voor de gewenste metingen en de draagbaarheid van het prototype.</text:p>
      <text:p text:style-name="P30"/>
      <text:h text:style-name="P31" text:outline-level="4">3.2 Welke microcontroller/software setup geeft de beste realtime feedback?</text:h>
      <text:p text:style-name="P27">Om een geschikte microcontroller en software setup te bepalen, worden de volgende methoden overwogen:</text:p>
      <text:list text:style-name="L8">
        <text:list-item>
          <text:p text:style-name="P32"><text:span text:style-name="Strong_20_Emphasis">Literature study</text:span>: onderzoeken van technische handleidingen, productdocumentatie en onderzoeksartikelen over Arduino, Raspberry Pi en vergelijkbare platforms.</text:p>
        </text:list-item>
        <text:list-item>
          <text:p text:style-name="P32"><text:span text:style-name="Strong_20_Emphasis">Comparatieve analyse</text:span>: vergelijken van verschillende setups op parameters zoals realtime prestaties, compatibiliteit met sensoren, en gebruiksgemak.</text:p>
        </text:list-item>
        <text:list-item>
          <text:p text:style-name="P32"><text:soft-page-break/><text:span text:style-name="Strong_20_Emphasis">Best practices analyses</text:span>: analyseren van eerdere projecten in bewegingsanalyse om te zien welke setups effectief waren.</text:p>
        </text:list-item>
      </text:list>
      <text:p text:style-name="P27"><text:span text:style-name="Strong_20_Emphasis">Gekozen methode:</text:span><text:line-break/>Op basis van literatuurstudie en vergelijking van beschikbare systemen wordt een microcontroller/software setup gekozen die een goede balans biedt tussen realtime feedback, compatibiliteit en eenvoud van gebruik.</text:p>
      <text:p text:style-name="P30"/>
      <text:h text:style-name="P31" text:outline-level="4">3.3 Welke analysevormen zijn nuttig voor professionals?</text:h>
      <text:p text:style-name="P27">Om te bepalen welke analysevormen (grafieken, heatmaps, alerts) effectief zijn voor professionals, worden de volgende methoden overwogen:</text:p>
      <text:list text:style-name="L9">
        <text:list-item>
          <text:p text:style-name="P33"><text:span text:style-name="Strong_20_Emphasis">Literature study</text:span>: onderzoeken van studies over data-analyse in bewegingswetenschappen, fysiotherapie en krachttraining.</text:p>
        </text:list-item>
        <text:list-item>
          <text:p text:style-name="P33"><text:span text:style-name="Strong_20_Emphasis">Best practices analyses</text:span>: bekijken welke visualisaties in eerdere projecten of software effectief bleken voor het geven van feedback aan professionals.</text:p>
        </text:list-item>
        <text:list-item>
          <text:p text:style-name="P33"><text:span text:style-name="Strong_20_Emphasis">Expert review (literatuurgebaseerd)</text:span>: analyseren van aanbevelingen van onderzoekers en ontwikkelaars over effectieve datavisualisaties.</text:p>
        </text:list-item>
      </text:list>
      <text:p text:style-name="P27"><text:span text:style-name="Strong_20_Emphasis">Gekozen methode:</text:span><text:line-break/>Op basis van literatuurstudie en best practices worden de analysevormen geselecteerd die het meest geschikt zijn voor inzicht in compensatiebewegingen en bewegingspatronen.</text:p>
      <text:p text:style-name="P34"><text:span text:style-name="Strong_20_Emphasis"><text:span text:style-name="T22"/></text:span></text:p>
      <text:list text:style-name="L10">
        <text:list-item>
          <text:p text:style-name="P35"><text:span text:style-name="Strong_20_Emphasis">Analyse van bestaande producten:</text:span> vergelijkbare <text:span text:style-name="T23">producten</text:span></text:p>
        </text:list-item>
        <text:list-item>
          <text:p text:style-name="P36"><text:span text:style-name="Strong_20_Emphasis">SWOT-analyse:</text:span> hardwarekeuze </text:p>
        </text:list-item>
        <text:list-item>
          <text:p text:style-name="P37"><text:span text:style-name="Strong_20_Emphasis">Literatuurstudie:</text:span> algoritmes voor data-analyse en interpretatie van vitale parameters <text:span text:style-name="T24">tja, weet niet of dit zo handig is</text:span></text:p>
        </text:list-item>
        <text:list-item>
          <text:p text:style-name="P38"><text:span text:style-name="Strong_20_Emphasis"><text:span text:style-name="T1">Interview met experts:</text:span></text:span><text:span text:style-name="T1"> bespreking van haalbaarheid en privacy</text:span></text:p>
        </text:list-item>
      </text:list>
      <text:p text:style-name="Text_20_body"/>
      <text:h text:style-name="P39" text:outline-level="1"><text:bookmark-start text:name="__RefHeading___Toc967_3395849600"/>3. <text:span text:style-name="T25">Methodes</text:span><text:bookmark-end text:name="__RefHeading___Toc967_3395849600"/></text:h>
      <text:p text:style-name="P40">In dit hoofdstuk worden de methodes van 2.5 uitgewerkt.</text:p>
      <text:h text:style-name="Heading_20_2" text:outline-level="2"><text:bookmark-start text:name="__RefHeading___Toc969_3395849600"/><text:span text:style-name="Strong_20_Emphasis"><text:span text:style-name="T26">3.1 A</text:span></text:span><text:span text:style-name="Strong_20_Emphasis">nalyse van bestaande producten</text:span><text:bookmark-end text:name="__RefHeading___Toc969_3395849600"/></text:h>
      <text:p text:style-name="P41"><text:span text:style-name="Strong_20_Emphasis"><text:span text:style-name="T27">Door middel van een zoektiocht via ChatGPT, waarbij in aan ChatGPT het volgende vroeg: </text:span></text:span><text:span text:style-name="Strong_20_Emphasis"><text:span text:style-name="T28">“zijn er al bestaande open-source tooling dat inzihct kan geven in hoeveel kracht er door de voeten heen gaat bij het doen van bijvoorbeeld een squat?”</text:span></text:span><text:span text:style-name="Strong_20_Emphasis"><text:span text:style-name="T27"> ben ik de volgende producten tegengekomen.</text:span></text:span></text:p>
      <text:p text:style-name="P42"><text:span text:style-name="Strong_20_Emphasis"><text:span text:style-name="T29">ChatGPT stuurded mij de volgende richting op:</text:span></text:span></text:p>
      <text:p text:style-name="Text_20_body"><text:span text:style-name="Strong_20_Emphasis"><text:span text:style-name="T29">1. </text:span></text:span><text:span text:style-name="Strong_20_Emphasis"><text:span text:style-name="T30">Force plates (krachtplaten) met open-source software</text:span></text:span></text:p>
      <text:list text:style-name="L11">
        <text:list-item>
          <text:p text:style-name="P43"><text:span text:style-name="Strong_20_Emphasis">OpenGo (Moticon)</text:span> – commerciële zooltjes, maar de software is gesloten.</text:p>
        </text:list-item>
        <text:list-item>
          <text:p text:style-name="P43"><text:span text:style-name="Strong_20_Emphasis">OpenKinetics / OpenForcePlate</text:span> – er bestaan DIY-projecten met <text:span text:style-name="Strong_20_Emphasis">load cells</text:span> en Arduino’s/Raspberry Pi’s. Veel gebruiken goedkope <text:span text:style-name="Strong_20_Emphasis">HX711 load cell amplifiers</text:span>. Code is vaak open-source (Python, Arduino C++).</text:p>
          <text:list>
            <text:list-item>
              <text:p text:style-name="P43">Voorbeeld: <text:a xlink:type="simple" xlink:href="https://github.com/opensim-org/opensim-core" office:target-frame-name="_new" xlink:show="replace" text:style-name="Internet_20_link" text:visited-style-name="Visited_20_Internet_20_Link">OpenForcePlate GitHub project</text:a> combineert hardware + OpenSim om krachten te berekenen.</text:p>
            </text:list-item>
            <text:list-item>
              <text:p text:style-name="P43">Makerscommunity rond krachtplaten bouwt al meetbare platformen voor sprongen en squats.</text:p>
            </text:list-item>
          </text:list>
        </text:list-item>
      </text:list>
      <text:p text:style-name="Text_20_body">2. <text:span text:style-name="Strong_20_Emphasis">Biomechanica software</text:span></text:p>
      <text:list text:style-name="L12">
        <text:list-item>
          <text:p text:style-name="P44"><text:span text:style-name="Strong_20_Emphasis">OpenSim (Stanford, open-source)</text:span></text:p>
          <text:list>
            <text:list-item>
              <text:p text:style-name="P44">Hiermee kun je bewegingen (captured met motion capture of IMU’s) combineren met krachten om spier- en gewrichtsbelasting te simuleren.</text:p>
            </text:list-item>
            <text:list-item>
              <text:p text:style-name="P44">Als je een krachtplaat toevoegt, kun je exact zien hoeveel kracht door de voeten loopt.</text:p>
            </text:list-item>
          </text:list>
        </text:list-item>
      </text:list>
      <text:p text:style-name="Text_20_body">3. <text:span text:style-name="Strong_20_Emphasis">Wearables / sensor-based</text:span></text:p>
      <text:list text:style-name="L13">
        <text:list-item>
          <text:p text:style-name="P45">Er bestaan open-source projecten met <text:span text:style-name="Strong_20_Emphasis">drukzolen (in-shoe pressure sensors)</text:span>, vaak met piezo- of resistieve druksensoren.</text:p>
          <text:list>
            <text:list-item>
              <text:p text:style-name="P45">Voorbeeld: OpenShoe project (meer voor positionering, maar uitbreidbaar met krachtsensoren).</text:p>
            </text:list-item>
            <text:list-item>
              <text:p text:style-name="P45">DIY-zolen met flexibele FSR’s (force sensitive resistors) zijn populair, veel code staat open-source op GitHub.</text:p>
            </text:list-item>
          </text:list>
        </text:list-item>
      </text:list>
      <text:p text:style-name="Text_20_body">4. <text:span text:style-name="Strong_20_Emphasis">Video-based benaderingen</text:span></text:p>
      <text:list text:style-name="L14">
        <text:list-item>
          <text:p text:style-name="P46"><text:soft-page-break/>Met alleen video is het moeilijk om absolute kracht door de voeten te schatten.</text:p>
        </text:list-item>
        <text:list-item>
          <text:p text:style-name="P46">Wel bestaan er open-source ML-tools zoals <text:span text:style-name="Strong_20_Emphasis">OpenPose</text:span> of <text:span text:style-name="Strong_20_Emphasis">MediaPipe</text:span>, die houdingen schatten. Deze kun je koppelen aan biomechanische modellen (zoals in OpenSim), maar dat geeft indirecte schattingen, niet echte gemeten krachten.</text:p>
        </text:list-item>
      </text:list>
      <text:p text:style-name="Text_20_body"><text:span text:style-name="Strong_20_Emphasis"/></text:p>
      <text:p text:style-name="P42"><text:span text:style-name="Strong_20_Emphasis"><text:span text:style-name="T29">Wat vindt ik van dit antwoord?</text:span></text:span></text:p>
      <text:p text:style-name="P42"><text:span text:style-name="Strong_20_Emphasis"><text:span text:style-name="T29">1. </text:span></text:span><text:span text:style-name="Strong_20_Emphasis">OpenGo (Moticon)</text:span> – <text:span text:style-name="Strong_20_Emphasis"><text:span text:style-name="T29">k ben een voorstander van open-source, gesloten software is hierbij een no-go.</text:span></text:span></text:p>
      <text:p text:style-name="P47"><text:span text:style-name="Strong_20_Emphasis"><text:span text:style-name="T30">OpenKinetics / OpenForcePlate –</text:span></text:span><text:span text:style-name="Strong_20_Emphasis"><text:span text:style-name="T29"> </text:span></text:span><text:span text:style-name="Strong_20_Emphasis"><text:span text:style-name="T31">De hyperlink verwijst naar OpenSIM OpenSIM is inderdaad ontzettend vergelijkbaar met wat ik wil bereiken, echter gaat OpenSIM veel verder. Complexer, ingewikkeld en niet binnen een kwartier opzetbaar en toepasbaar.</text:span></text:span></text:p>
      <text:p text:style-name="P47"><text:span text:style-name="Strong_20_Emphasis"><text:span text:style-name="T31">OpenForcePlate of OpenKinectics kan ik los niks over vinden. Wellicht dat ze ooit zijn geintegreerd in OpenSIM en dat daar ergens libraries zijn die ik kan toepassen. Echter intimideert de complexitieti van de GitHub van OpenSim nog.</text:span></text:span></text:p>
      <text:p text:style-name="P47"><text:span text:style-name="Strong_20_Emphasis"><text:span text:style-name="T31">2.</text:span></text:span><text:span text:style-name="Strong_20_Emphasis"><text:span text:style-name="T32">OpenSIM </text:span></text:span><text:span text:style-name="Strong_20_Emphasis"><text:span text:style-name="T31">is hierbovven al besproken.</text:span></text:span></text:p>
      <text:p text:style-name="P47"><text:span text:style-name="Strong_20_Emphasis"><text:span text:style-name="T31">3. </text:span></text:span><text:span text:style-name="Strong_20_Emphasis"><text:span text:style-name="T33">Drukzolen</text:span></text:span><text:span text:style-name="Strong_20_Emphasis"><text:span text:style-name="T34"> - </text:span></text:span><text:span text:style-name="Strong_20_Emphasis"><text:span text:style-name="T31">Dit heb ik verder onderzorgt door op google te zoeken naar:”feetpressure github”</text:span></text:span></text:p>
      <text:p text:style-name="Text_20_body"><text:span text:style-name="Strong_20_Emphasis"><text:span text:style-name="T31">Daarbij kom ik meerdere projecten tegen. De meest belovende voor mijn usecase is: “</text:span></text:span><text:a xlink:type="simple" xlink:href="https://github.com/dkolosa/footpressuremapping" text:style-name="Internet_20_link" text:visited-style-name="Visited_20_Internet_20_Link"><text:span text:style-name="Strong_20_Emphasis"><text:span text:style-name="T31">https://github.com/dkolosa/footpressuremapping</text:span></text:span></text:a><text:span text:style-name="Strong_20_Emphasis"><text:span text:style-name="T31">”. Echter dit project is dood. Key-outtake is dat zij </text:span></text:span><text:span text:style-name="Strong_20_Emphasis"><text:span text:style-name="T35">Piezoelectric sensors in de schoenen plaatsen.</text:span></text:span></text:p>
      <text:p text:style-name="P47"><text:span text:style-name="Strong_20_Emphasis"><text:span text:style-name="T31">4. </text:span></text:span><text:span text:style-name="Strong_20_Emphasis"><text:span text:style-name="T33">Video-based benaderding</text:span></text:span><text:span text:style-name="Strong_20_Emphasis"><text:span text:style-name="T34"> - </text:span></text:span><text:span text:style-name="Strong_20_Emphasis"><text:span text:style-name="T31">Werken met een camera en een glasplaat is ook mogelijk. Maar dit klinkt technisch voor mij te complex.</text:span></text:span></text:p>
      <text:p text:style-name="P47"><text:span text:style-name="Strong_20_Emphasis"><text:span text:style-name="T31"/></text:span></text:p>
      <text:p text:style-name="P48"><text:span text:style-name="Strong_20_Emphasis"><text:span text:style-name="T36">Conclusie:</text:span></text:span></text:p>
      <text:p text:style-name="P48"><text:span text:style-name="Strong_20_Emphasis"><text:span text:style-name="T37">Voor drukzole is er al ooit iemand een project begonnen op dit te maken, echter vraag ik me af of de sensoren in een zool te stoppen de squatbeweging niet in de weg zit. </text:span></text:span><text:span text:style-name="Strong_20_Emphasis"><text:span text:style-name="T38">Daarnaast zijn piezo sensoren niet geschikt voor statische gewicht metingen.</text:span></text:span></text:p>
      <text:h text:style-name="Heading_20_2" text:outline-level="2"><text:bookmark-start text:name="__RefHeading___Toc971_3395849600"/><text:span text:style-name="Strong_20_Emphasis">3.2 SWOT-analyse </text:span><text:span text:style-name="Strong_20_Emphasis"><text:span text:style-name="T39">Project </text:span></text:span><text:span text:style-name="Strong_20_Emphasis"><text:span text:style-name="T40">(is dit nodig?)</text:span></text:span><text:bookmark-end text:name="__RefHeading___Toc971_3395849600"/></text:h>
      <text:p text:style-name="P48"><text:span text:style-name="Strong_20_Emphasis"><text:span text:style-name="T24">Sterktes</text:span></text:span></text:p>
      <text:p text:style-name="P48"><text:soft-page-break/><text:span text:style-name="Strong_20_Emphasis"><text:span text:style-name="T5">- </text:span></text:span><text:span text:style-name="Strong_20_Emphasis"><text:span text:style-name="T37">Duidelijk probleem en doelgroep</text:span></text:span></text:p>
      <text:p text:style-name="P48"><text:span text:style-name="Strong_20_Emphasis"><text:span text:style-name="T37">- Mogelijkheid inspiratie te doen bij andere open-source projecten. OpenSIM en footpressuremapping</text:span></text:span></text:p>
      <text:p text:style-name="P48"><text:span text:style-name="Strong_20_Emphasis"><text:span text:style-name="T37">- Wekelijks toegang tot een coach en clienten om het prottype te testen</text:span></text:span></text:p>
      <text:p text:style-name="P48"><text:span text:style-name="Strong_20_Emphasis"><text:span text:style-name="T36">Zwaktes</text:span></text:span></text:p>
      <text:p text:style-name="P48"><text:span text:style-name="Strong_20_Emphasis"><text:span text:style-name="T5">- </text:span></text:span><text:span text:style-name="Strong_20_Emphasis"><text:span text:style-name="T37">beperte ervaring met sensoren, programmeren en ICT-projecten</text:span></text:span></text:p>
      <text:p text:style-name="P48"><text:span text:style-name="Strong_20_Emphasis"><text:span text:style-name="T37">- tijd en middelen voor het bouwen van een werkende protype zijn beperkt</text:span></text:span></text:p>
      <text:p text:style-name="P48"><text:span text:style-name="Strong_20_Emphasis"><text:span text:style-name="T36">Kansen</text:span></text:span></text:p>
      <text:p text:style-name="P48"><text:span text:style-name="Strong_20_Emphasis"><text:span text:style-name="T5">- </text:span></text:span><text:span text:style-name="Strong_20_Emphasis"><text:span text:style-name="T37">Oplossing die daadwerkelijk gebruik kan worden bij het constateren van mobilteitsproblemen bij het maken van een squat.</text:span></text:span></text:p>
      <text:p text:style-name="P48"><text:span text:style-name="Strong_20_Emphasis"><text:span text:style-name="T37">- Veraardigheden in programmeren, hardware-integratie, UI-design en data-analyse te verbeteren</text:span></text:span></text:p>
      <text:p text:style-name="P48"><text:span text:style-name="Strong_20_Emphasis"><text:span text:style-name="T36">Bedreigingen</text:span></text:span></text:p>
      <text:p text:style-name="P48"><text:span text:style-name="Strong_20_Emphasis"><text:span text:style-name="T37">- Technische beperkingen van sensoren</text:span></text:span></text:p>
      <text:p text:style-name="P48"><text:span text:style-name="Strong_20_Emphasis"><text:span text:style-name="T37">- Beperkend meetinstrument maken waardoor men anders gaat bewegen, want de uitkomst dus verandeerdt waardoor je niks meer aan de meting hebt.</text:span></text:span></text:p>
      <text:p text:style-name="P48"><text:span text:style-name="Strong_20_Emphasis"><text:span text:style-name="T5"><text:s/></text:span></text:span></text:p>
      <text:h text:style-name="Heading_20_2" text:outline-level="2"><text:bookmark-start text:name="__RefHeading___Toc973_3395849600"/><text:span text:style-name="Strong_20_Emphasis">3.3 Literatuurstudie sensoren</text:span><text:bookmark-end text:name="__RefHeading___Toc973_3395849600"/></text:h>
      <text:p text:style-name="P49"><text:span text:style-name="Strong_20_Emphasis"><text:span text:style-name="T41">Doel:</text:span></text:span><text:span text:style-name="Strong_20_Emphasis"><text:span text:style-name="T38"> vergelijken sensoren op bais van eigenschappen uit datasheets</text:span></text:span></text:p>
      <text:p text:style-name="P49"><text:span text:style-name="Strong_20_Emphasis"><text:span text:style-name="T41">Werkwijze: </text:span></text:span></text:p>
      <text:p text:style-name="P49"><text:span text:style-name="Strong_20_Emphasis"><text:span text:style-name="T41">1. </text:span></text:span><text:span text:style-name="Strong_20_Emphasis"><text:span text:style-name="T38">Datasheets voor FSR, Velotstat + aluminiiumfolie matrix</text:span></text:span></text:p>
      <text:p text:style-name="P49"><text:span text:style-name="Strong_20_Emphasis"><text:span text:style-name="T38"/></text:span></text:p>
      <text:p text:style-name="P49"><text:span text:style-name="Strong_20_Emphasis"><text:span text:style-name="T42">Stappen om te zetten → Sensoren selecteren → bekijken hoe ik alle anneloge input kan laten verwerken door bijv. Een arduino (multiplexer) → testen dmv software → hardwre regelen</text:span></text:span></text:p>
      <text:p text:style-name="P50"><text:span text:style-name="Strong_20_Emphasis"><text:span text:style-name="T43">Uitleggen waarom ik ga voor squat, welke sensoren zou ik de moblitiet / beweging kunnen meten | leg uit waarom je gaat voro druk sensoren | run 1, druk sensoren registeren realtime input | run 2 dit omvormen naar real time output | run 3 realtime input lokaal opslaan en dan dit als historie laten kunnen afspelen | run 4 opnieuw kijken hoevvel tijd en welke runs ik wil toevoegen</text:span></text:span></text:p>
      <text:h text:style-name="P6" text:outline-level="1"><text:bookmark-start text:name="__RefHeading___Toc15_544639217"/><text:span text:style-name="Strong_20_Emphasis"><text:span text:style-name="T23">4</text:span></text:span><text:span text:style-name="Strong_20_Emphasis">. Advies</text:span><text:bookmark-end text:name="__RefHeading___Toc15_544639217"/></text:h>
      <text:h text:style-name="Heading_20_2" text:outline-level="2"><text:bookmark-start text:name="__RefHeading___Toc17_544639217"/><text:span text:style-name="Strong_20_Emphasis"><text:span text:style-name="T23">4</text:span></text:span><text:span text:style-name="Strong_20_Emphasis">.1 Voorgestelde oplossing</text:span><text:bookmark-end text:name="__RefHeading___Toc17_544639217"/></text:h>
      <text:list text:style-name="L15">
        <text:list-item>
          <text:p text:style-name="P51"><text:span text:style-name="Strong_20_Emphasis">Hardware:</text:span> Arduino </text:p>
          <text:list>
            <text:list-item>
              <text:p text:style-name="P52">Sensoren: </text:p>
            </text:list-item>
          </text:list>
        </text:list-item>
        <text:list-item>
          <text:p text:style-name="P51"><text:span text:style-name="Strong_20_Emphasis">Software:</text:span> ?</text:p>
        </text:list-item>
        <text:list-item>
          <text:p text:style-name="P51"><text:span text:style-name="Strong_20_Emphasis">Database:</text:span> SQ<text:span text:style-name="T44">Lite voor lokale dataopslag</text:span></text:p>
        </text:list-item>
        <text:list-item>
          <text:p text:style-name="P51"><text:span text:style-name="Strong_20_Emphasis">Privacy &amp; Security:</text:span> encryptie van data en lokale opslag, gebruikerscontrole over gegevens</text:p>
        </text:list-item>
      </text:list>
      <text:h text:style-name="Heading_20_2" text:outline-level="2"><text:bookmark-start text:name="__RefHeading___Toc19_544639217"/><text:span text:style-name="Strong_20_Emphasis"><text:span text:style-name="T23">4</text:span></text:span><text:span text:style-name="Strong_20_Emphasis">.2 Planning (globaal, gebaseerd op LO2 activiteiten)</text:span><text:bookmark-end text:name="__RefHeading___Toc19_544639217"/></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Activiteit</text:p>
            </table:table-cell>
            <table:table-cell table:style-name="Table1.A1" office:value-type="string">
              <text:p text:style-name="Table_20_Heading">Beschrijving</text:p>
            </table:table-cell>
            <table:table-cell table:style-name="Table1.A1" office:value-type="string">
              <text:p text:style-name="Table_20_Heading">Tijdsplanning</text:p>
            </table:table-cell>
          </table:table-row>
        </table:table-header-rows>
        <table:table-row>
          <table:table-cell table:style-name="Table1.A1" office:value-type="string">
            <text:p text:style-name="Table_20_Contents">Analyseren</text:p>
          </table:table-cell>
          <table:table-cell table:style-name="Table1.A1" office:value-type="string">
            <text:p text:style-name="Table_20_Contents">Onderzoeken van hardware/software opties, bepalen vereisten</text:p>
          </table:table-cell>
          <table:table-cell table:style-name="Table1.A1" office:value-type="string">
            <text:p text:style-name="Table_20_Contents">Week 1-2</text:p>
          </table:table-cell>
        </table:table-row>
        <table:table-row>
          <table:table-cell table:style-name="Table1.A1" office:value-type="string">
            <text:p text:style-name="Table_20_Contents">Adviseren</text:p>
          </table:table-cell>
          <table:table-cell table:style-name="Table1.A1" office:value-type="string">
            <text:p text:style-name="Table_20_Contents">Kiezen van hardware, software en analysemethoden</text:p>
          </table:table-cell>
          <table:table-cell table:style-name="Table1.A1" office:value-type="string">
            <text:p text:style-name="Table_20_Contents">Week 3</text:p>
          </table:table-cell>
        </table:table-row>
        <table:table-row>
          <table:table-cell table:style-name="Table1.A1" office:value-type="string">
            <text:p text:style-name="Table_20_Contents">Ontwerpen</text:p>
          </table:table-cell>
          <table:table-cell table:style-name="Table1.A1" office:value-type="string">
            <text:p text:style-name="Table_20_Contents">Prototype ontwerp: hardware + dashboard</text:p>
          </table:table-cell>
          <table:table-cell table:style-name="Table1.A1" office:value-type="string">
            <text:p text:style-name="Table_20_Contents">Week 4-5</text:p>
          </table:table-cell>
        </table:table-row>
        <table:table-row>
          <table:table-cell table:style-name="Table1.A1" office:value-type="string">
            <text:p text:style-name="Table_20_Contents">Realiseren</text:p>
          </table:table-cell>
          <table:table-cell table:style-name="Table1.A1" office:value-type="string">
            <text:p text:style-name="Table_20_Contents">Bouwen van prototype en implementatie dashboard</text:p>
          </table:table-cell>
          <table:table-cell table:style-name="Table1.A1" office:value-type="string">
            <text:p text:style-name="Table_20_Contents">Week 6-8</text:p>
          </table:table-cell>
        </table:table-row>
        <table:table-row>
          <table:table-cell table:style-name="Table1.A1" office:value-type="string">
            <text:p text:style-name="Table_20_Contents">Valideren</text:p>
          </table:table-cell>
          <table:table-cell table:style-name="Table1.A1" office:value-type="string">
            <text:p text:style-name="Table_20_Contents">Testen van systeem, verzamelen feedback, verbeteringen doorvoeren</text:p>
          </table:table-cell>
          <table:table-cell table:style-name="Table1.C6" office:value-type="string">
            <text:p text:style-name="P53"/>
          </table:table-cell>
        </table:table-row>
      </table:table>
      <text:p text:style-name="P5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wiss" style:font-pitch="variable"/>
    <style:font-face style:name="DejaVu Serif" svg:font-family="'DejaVu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DejaVu Sans" fo:font-family="'DejaVu Sans'"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DejaVu Serif" fo:font-family="'DejaVu Serif'" style:font-family-generic="roman" style:font-pitch="variable" fo:font-size="24pt" fo:font-weight="bold" style:font-name-asian="Noto Sans" style:font-family-asian="'Noto Sans'"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DejaVu Serif" fo:font-family="'DejaVu Serif'" style:font-family-generic="roman" style:font-pitch="variable" fo:font-size="18pt" fo:font-weight="bold" style:font-name-asian="Noto Sans" style:font-family-asian="'Noto Sans'"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DejaVu Serif" fo:font-family="'DejaVu Serif'" style:font-family-generic="roman" style:font-pitch="variable" fo:font-size="14pt" fo:font-weight="bold" style:font-name-asian="Noto Sans" style:font-family-asian="'Noto Sans'"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DejaVu Serif" fo:font-family="'DejaVu Serif'" style:font-family-generic="roman" style:font-pitch="variable" fo:font-size="12pt" fo:font-weight="bold" style:font-name-asian="Noto Sans" style:font-family-asian="'Noto Sans'"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0b84e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15</text:page-number><text:bookmark-end text:name="PageNumWizard_FOOTER_Default Page Style1"/></text:p>
      </style:footer>
      <style:footer-left>
        <text:p text:style-name="MP2"/>
      </style:footer-left>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0T08:51:54.002826541</meta:creation-date>
    <dc:date>2025-09-12T12:11:33.417525574</dc:date>
    <meta:editing-duration>PT1H57M2S</meta:editing-duration>
    <meta:editing-cycles>16</meta:editing-cycles>
    <meta:generator>LibreOffice/25.8.1.1$Linux_X86_64 LibreOffice_project/580$Build-1</meta:generator>
    <meta:document-statistic meta:table-count="2" meta:image-count="0" meta:object-count="0" meta:page-count="15" meta:paragraph-count="212" meta:word-count="2550" meta:character-count="17508" meta:non-whitespace-character-count="15205"/>
  </office:meta>
</office:document-meta>
</file>